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df43" officeooo:paragraph-rsid="0019df43"/>
    </style:style>
    <style:style style:name="P2" style:family="paragraph" style:parent-style-name="Standard">
      <style:text-properties officeooo:paragraph-rsid="0019df43"/>
    </style:style>
    <style:style style:name="P3" style:family="paragraph" style:parent-style-name="Standard">
      <style:text-properties officeooo:rsid="001a2a44" officeooo:paragraph-rsid="001a2a44"/>
    </style:style>
    <style:style style:name="T1" style:family="text">
      <style:text-properties officeooo:rsid="0019df43"/>
    </style:style>
    <style:style style:name="T2" style:family="text">
      <style:text-properties officeooo:rsid="001a2a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ce to (make) the music!</text:p>
      <text:p text:style-name="P1"/>
      <text:p text:style-name="P2"><text:span text:style-name="T1">My final project is a python-based application that uses computer vision to dynamically generate sound based on the camera subject’s movements.</text:span></text:p>
      <text:p text:style-name="P2"/>
      <text:p text:style-name="P1">The GUI, which is relatively simple, uses the tkinter package. The GUI is used to display the camera’s output, as well as including a selector widget to modify the MIDI instrument being used to render the sounds and a slider widget to adjust the sensitivity of the percussion to the subject’s wrist motions, as well as a stop button to end the program and free the camera and virtual MIDI device.</text:p>
      <text:p text:style-name="P1"/>
      <text:p text:style-name="P2"><text:span text:style-name="T1">The sounds are generated using the program “fluidsynth,” and specifically a python wrapper named pyfluidsynth found in the “mingus” package. Fluidsynth itself is a c-based program for control of a virtual midi device, implementing essentially all of the MIDI standard options. Not all controls were ported into the pyfluidsynth wrapper; for this project, I needed to adjust the “pitch wheel sensitivity,” to allow the program to “bend” the tone of notes over a much larger range than is typical. Although this is doable in fluidsynth, it had not been added to the pyfluidsynth wrapper. Luckily, examining the library’s code showed that it was just wrapping the base fluidsynth commands in a cfunc wrapper, so with minimal effort I was able to manually add that command to the pyfluidsynth module, allowing me to access the pitch wheel sensitivity command of fluidsynth.</text:span></text:p>
      <text:p text:style-name="P2"/>
      <text:p text:style-name="P1">The camera’s captured image is processed through mediapipe’s pose estimator. Mediapipe is an incredibly sophisticated package of pre-trained neural networks, created by Google, for computer vision problems. <text:span text:style-name="T2">One of the sub-modules available is a pose estimator, which finds an estimate of a human pose in an image and returns the coordinates of different body parts such as the shoulders, eyes, wrists, fingers, etc. Although this is by far the most sophisticated part of the code, the package makes everything simple: I could essentially modify their simplest tutorial to get the behavior I wanted. The performance, even on my computer and without using a GPU, is genuinely baffling. I have no idea how they’ve done such a good job.</text:span></text:p>
      <text:p text:style-name="P1"/>
      <text:p text:style-name="P3">However, even with that sophisticated package, there are bound to be individual camera frames where the pose estimator fails, or incorrectly judges points to have jumped around all willy-nilly at the speed of light, and we all know no one dances that fast! To solve this problem, I implimented a simple Kalman Filter to estimate the true state of the body parts of inter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21:35:01.257595371</meta:creation-date>
    <dc:date>2021-11-30T21:57:13.881594376</dc:date>
    <meta:editing-duration>PT42S</meta:editing-duration>
    <meta:editing-cycles>1</meta:editing-cycles>
    <meta:document-statistic meta:table-count="0" meta:image-count="0" meta:object-count="0" meta:page-count="1" meta:paragraph-count="6" meta:word-count="419" meta:character-count="2540" meta:non-whitespace-character-count="2127"/>
    <meta:generator>LibreOffice/6.4.7.2$Linux_X86_64 LibreOffice_project/40$Build-2</meta:generator>
  </office:meta>
</office:document-meta>
</file>